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Body_20_Text1">
      <style:text-properties style:font-name="TH Sarabun New" officeooo:paragraph-rsid="00068987" style:font-name-complex="TH Sarabun New"/>
    </style:style>
    <style:style style:name="P2" style:family="paragraph" style:parent-style-name="Body_20_Text1">
      <style:text-properties style:font-name="TH Sarabun New" fo:font-size="16pt" officeooo:paragraph-rsid="00068987" style:font-size-asian="16pt" style:font-name-complex="TH Sarabun New" style:font-size-complex="16pt"/>
    </style:style>
    <style:style style:name="P3" style:family="paragraph" style:parent-style-name="List_20_Title">
      <style:text-properties style:font-name="TH Sarabun New" officeooo:paragraph-rsid="00068987" style:font-name-complex="TH Sarabun New"/>
    </style:style>
    <style:style style:name="P4" style:family="paragraph" style:parent-style-name="Normal2">
      <style:paragraph-properties fo:text-align="end" style:justify-single-word="false"/>
      <style:text-properties style:font-name="TH Sarabun New" officeooo:paragraph-rsid="00068987" style:font-name-complex="TH Sarabun New"/>
    </style:style>
    <style:style style:name="P5" style:family="paragraph" style:parent-style-name="Normal2">
      <style:paragraph-properties>
        <style:tab-stops>
          <style:tab-stop style:position="5.0626in" style:type="right"/>
        </style:tab-stops>
      </style:paragraph-properties>
      <style:text-properties style:font-name="TH Sarabun New" officeooo:paragraph-rsid="00068987" style:font-name-complex="TH Sarabun New"/>
    </style:style>
    <style:style style:name="P6" style:family="paragraph" style:parent-style-name="Normal2">
      <style:paragraph-properties>
        <style:tab-stops>
          <style:tab-stop style:position="5.0626in" style:type="right"/>
        </style:tab-stops>
      </style:paragraph-properties>
      <style:text-properties style:font-name="TH Sarabun New" fo:font-size="12pt" officeooo:paragraph-rsid="00068987" style:font-size-asian="12pt" style:font-name-complex="TH Sarabun New" style:font-size-complex="12pt"/>
    </style:style>
    <style:style style:name="P7" style:family="paragraph" style:parent-style-name="Normal2">
      <style:paragraph-properties fo:text-align="end" style:justify-single-word="false">
        <style:tab-stops>
          <style:tab-stop style:position="5.0626in" style:type="right"/>
        </style:tab-stops>
      </style:paragraph-properties>
      <style:text-properties style:font-name="TH Sarabun New" fo:font-size="16pt" officeooo:paragraph-rsid="00068987" style:font-size-asian="16pt" style:font-name-complex="TH Sarabun New" style:font-size-complex="16pt"/>
    </style:style>
    <style:style style:name="P8" style:family="paragraph" style:parent-style-name="Standard">
      <style:text-properties style:font-name="TH Sarabun New" officeooo:paragraph-rsid="00068987" style:font-name-complex="TH Sarabun New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68987" style:font-size-asian="16pt" style:font-size-complex="16pt"/>
    </style:style>
    <style:style style:name="T3" style:family="text">
      <style:text-properties fo:font-size="16pt" officeooo:rsid="00084716" style:font-size-asian="16pt" style:font-size-complex="16pt"/>
    </style:style>
    <style:style style:name="T4" style:family="text">
      <style:text-properties fo:font-size="16pt" officeooo:rsid="0008be72" style:font-size-asian="16pt" style:font-size-complex="16pt"/>
    </style:style>
    <style:style style:name="T5" style:family="text">
      <style:text-properties fo:font-size="16pt" officeooo:rsid="0008d8ef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084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กิตติกรรมประกาศ</text:p>
      <text:p text:style-name="P8"><text:s/><text:tab/><text:span text:style-name="T3">การพัฒนาโปรแกรมแอพพลิเคชันพูดสื่อใจ ประสบความสำเร็จได้ด้วยดีจากความช่วยเหลือของหลายฝ่าย จนทำให้โครงการนี้เสร็จสมบูรณ์ ผู้พัฒนาจึงใคร่ขอขอบพระคุณอย่างสูงไว้ ณ โอกาสนี้ </text:span></text:p>
      <text:p text:style-name="P8"><text:span text:style-name="T3"><text:tab/>ขอขอบพระคุณ ดร.เกรียงศักดิ์ ตรีประพิณ อาจารย์ที่ปรึกษาโครงการ ผู้ที่คอยให้คำปรึกษาแนะแนวทางในการแก้ปัญหาต่าง ๆ และคอยให้กำลังใจ ตลอดการทำโครงการครั้งนี้</text:span></text:p>
      <text:p text:style-name="P8"><text:span text:style-name="T3"><text:tab/>ขอขอบพระคุณ อาจารย์ทุกท่าน</text:span><text:span text:style-name="T4">ในสาขาวิทยาการคอมพิวเตอร์ คณะวิทยาศาสตร์ มหาวิทยาลัยอุบลราชธานี <text:s text:c="2"/>ที่ให้คำแนะนำและถ่ายทอดความรู้ในการนำมาใช้ในการพัฒนาโครงการและประกอบอาชีพต่อไปในอนาคต</text:span></text:p>
      <text:p text:style-name="P8"><text:span text:style-name="T4"><text:tab/>ขอขอบพระคุณครอบครัวข้าพเจ้าที่ คอยให้กำลังใจและความห่วงใยเสมอมา ตลอดจนช่วยเหลือเรื่องทุนทรัพย์ทางด้านการศึกษา </text:span></text:p>
      <text:p text:style-name="P8"><text:span text:style-name="T4"><text:tab/>ขอขอบคุณเพื่อนสาขาวิทยาการคอมพิวเตอร์ </text:span><text:span text:style-name="T5">รุ่นที่ 17</text:span><text:span text:style-name="T4"> คณะวิทยาการคอมพิวเตอร์ มหาวิทยาลัยอุบลราชธานี </text:span><text:span text:style-name="T5">ที่คอยให้คำแนะนำเกี่ยวกับโครงการ และคอยให้กำลังใจตลอดมา</text:span></text:p>
      <text:p text:style-name="P2"/>
      <text:p text:style-name="P1"/>
      <text:p text:style-name="P4"><text:s text:c="3"/><text:span text:style-name="T6"><text:s text:c="2"/></text:span><text:span text:style-name="T1">นางสาว</text:span><text:span text:style-name="T2">นัฐฑริกา ชีพันดุง</text:span></text:p>
      <text:p text:style-name="P7"><text:tab/> <text:s text:c="5"/><text:span text:style-name="T7">กรกฏาคม 2560</text:span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2" style:family="paragraph" style:parent-style-name="Standard" style:default-outline-level=""/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style:style style:name="Body_20_Text1" style:display-name="Body Text1" style:family="paragraph" style:parent-style-name="Standard" style:default-outline-level="">
      <style:paragraph-properties fo:margin-left="0in" fo:margin-right="0in" fo:text-indent="0.472in" style:auto-text-indent="false"/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18:53.873855900</meta:creation-date>
    <dc:date>2017-06-16T20:26:13.154903415</dc:date>
    <meta:editing-duration>PT15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43" meta:character-count="683" meta:non-whitespace-character-count="647"/>
  </office:meta>
</office:document-meta>
</file>